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1.66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119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882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6" style:family="graphic" style:parent-style-name="standard">
      <style:graphic-properties draw:fill-color="#ffff00" draw:textarea-horizontal-align="justify" draw:textarea-vertical-align="middle" draw:auto-grow-height="true" fo:min-height="2.471cm" fo:min-width="0cm" fo:wrap-option="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454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0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1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6.634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6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font-family="'DejaVu LGC Sans'" style:font-family-generic="swiss" style:font-pitch="variable"/>
    </style:style>
    <style:style style:name="P18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10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11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2" style:family="text">
      <style:text-properties fo:font-family="'DejaVu LGC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4.679cm" svg:x="9cm" svg:y="35.152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0.5cm" svg:height="3.425cm" svg:x="24cm" svg:y="52.397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1.448cm" svg:height="6.215cm" svg:x="48cm" svg:y="47.83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2.423cm" svg:x="67cm" svg:y="49.076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4.819cm" svg:x="56.5cm" svg:y="59.00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3.503cm" svg:x="24.5cm" svg:y="106.5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10.5cm" svg:height="2.031cm" svg:x="36cm" svg:y="101.237cm">
          <text:p text:style-name="P1"><text:span text:style-name="T9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3.5cm" svg:height="3.425cm" svg:x="29cm" svg:y="87.075cm">
          <text:p text:style-name="P1"><text:span text:style-name="T9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1cm" svg:height="2.031cm" svg:x="29.5cm" svg:y="80.969cm">
          <text:p text:style-name="P14"><text:span text:style-name="T9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8.5cm" svg:height="3.425cm" svg:x="33cm" svg:y="93.182cm">
          <text:p text:style-name="P13"><text:span text:style-name="T9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8.825cm" svg:height="1.729cm" svg:x="5cm" svg:y="77.771cm">
          <draw:text-box>
            <text:p><text:span text:style-name="T10">Optimization</text:span></text:p>
          </draw:text-box>
        </draw:frame>
        <draw:custom-shape draw:style-name="gr22" draw:text-style-name="P11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0cm" svg:height="1.822cm" svg:x="52.5cm" svg:y="34.678cm">
          <text:p text:style-name="P1"><text:span text:style-name="T11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6cm" svg:height="2.5cm" svg:x="41.5cm" svg:y="96.5cm">
          <text:p text:style-name="P1">No <text:span text:style-name="T12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cm" svg:height="2.5cm" svg:x="40.5cm" svg:y="83.5cm">
          <text:p text:style-name="P1">No <text:span text:style-name="T12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7" draw:layer="layout" svg:width="6cm" svg:height="1.861cm" svg:x="54cm" svg:y="85.639cm">
          <text:p text:style-name="P1"><text:span text:style-name="T12">Driven by exposed data</text:span></text:p>
          <draw:enhanced-geometry svg:viewBox="0 0 21600 21600" draw:text-areas="800 800 20800 20800" draw:type="round-rectangular-callout" draw:modifiers="-4726.01233127812 36100.537056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5cm" svg:height="2.937cm" svg:x="17cm" svg:y="87.563cm">
          <text:p text:style-name="P1">Not a lot of literature in the conditional case</text:p>
          <draw:enhanced-geometry svg:viewBox="0 0 21600 21600" draw:text-areas="800 800 20800 20800" draw:type="round-rectangular-callout" draw:modifiers="3482.85766224323 -18328.386657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cm" svg:height="4.11cm" svg:x="12.5cm" svg:y="51cm">
          <text:p text:style-name="P1">Create 2-4 levels along axis of the SPARQL Grammar + Comprehensive data and platform factors</text:p>
          <draw:enhanced-geometry svg:viewBox="0 0 21600 21600" draw:text-areas="800 800 20800 20800" draw:type="round-rectangular-callout" draw:modifiers="3313.58377374661 -6551.98248601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cm" svg:height="4cm" svg:x="4cm" svg:y="51.5cm">
          <text:p text:style-name="P1">Requires significant progress in statistics</text:p>
          <draw:enhanced-geometry svg:viewBox="0 0 21600 21600" draw:text-areas="800 800 20800 20800" draw:type="round-rectangular-callout" draw:modifiers="43615.696075981 -8189.75256185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3cm" svg:height="4.961cm" svg:x="37cm" svg:y="49.039cm">
          <text:p text:style-name="P1">The <text:span text:style-name="T12">benchmark</text:span> will be heavy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7" draw:layer="layout" svg:width="7.5cm" svg:height="3.013cm" svg:x="24.5cm" svg:y="35.487cm">
          <text:p text:style-name="P17"><text:span text:style-name="T12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4.5cm" svg:height="1.286cm" svg:x="23.5cm" svg:y="43.214cm">
          <text:p text:style-name="P17"><text:span text:style-name="T12">SPARQL 1.0</text:span></text:p>
          <draw:enhanced-geometry svg:viewBox="0 0 21600 21600" draw:text-areas="800 800 20800 20800" draw:type="round-rectangular-callout" draw:modifiers="-6229.01577427238 15138.4615384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8" draw:layer="layout" svg:width="5.5cm" svg:height="7.434cm" svg:x="4cm" svg:y="41cm">
          <text:p text:style-name="P18">Use selection of language features, data size, heterogenity, two platforms, etc</text:p>
          <draw:enhanced-geometry svg:viewBox="0 0 21600 21600" draw:text-areas="800 800 20800 20800" draw:type="round-rectangular-callout" draw:modifiers="30368.0058171242 8718.43981170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6T16:30:02</dc:date>
    <dc:creator>Kjetil Kjernsmo</dc:creator>
    <meta:editing-duration>PT38H03M21S</meta:editing-duration>
    <meta:editing-cycles>15</meta:editing-cycles>
    <meta:generator>OpenOffice.org/3.1$Unix OpenOffice.org_project/310m19$Build-9420</meta:generator>
    <meta:document-statistic meta:object-count="39"/>
  </office:meta>
</office:document-meta>
</file>